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tos, Guapos, Inteligentes, Cálidos, Rápidos, Dulces, Claros, Lindos, Tranquilos, Jóvenes, Alegres, Grandes, Buenos, Rojos, Verdes, Brillantes, Suaves, Frescos, Elegantes, Lindos, Encantadores, Modernos, Sencillos, Delgados, Sabrosos, Completos, Poderosos, Rápidos, Sutiles, Audaces, Calientes, Cautivadores, Vivos, Creativos, Audaces, Puros, Tiernos, Espléndidos, Celestiales, Bellos, Fuertes, Radiantes, Jóvenes, Firmes, Deslumbrantes, Sabios, Graciosos, Amables, Encantadores, Ágiles, Cautivadores, Leales, Gentiles, Pintorescos, Eternos, Generosos, Serenos, Finos, Sagrados, Hermosos, Elegantes, Serenos, Raros, Veloces, Claros, Despejados, Vibrantes, Armónicos, Atractivos, Especiales, Encantadores, Fuertes, Puros, Inocentes, Dulces, Inspiradores, Preciados, Nobles, Ágiles, Únicos, Firmes, Bellos, Claros, Completos, Apreciados, Sutiles, Cautivadores, Vibrantes, Creativos, Transparentes, Sinceros, Sutiles, Atractivos, Gentiles, Radiantes, Brillantes, Vibrantes, Amados, Celestiales, Espléndid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51:10.585676952</meta:creation-date>
    <dc:date>2023-12-10T19:51:29.392848591</dc:date>
    <meta:editing-duration>PT20S</meta:editing-duration>
    <meta:editing-cycles>1</meta:editing-cycles>
    <meta:document-statistic meta:table-count="0" meta:image-count="0" meta:object-count="0" meta:page-count="1" meta:paragraph-count="1" meta:word-count="100" meta:character-count="1004" meta:non-whitespace-character-count="905"/>
    <meta:generator>LibreOffice/7.3.7.2$Linux_X86_64 LibreOffice_project/30$Build-2</meta:generator>
  </office:meta>
</office:document-meta>
</file>